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d2067" officeooo:paragraph-rsid="001d2067"/>
    </style:style>
    <style:style style:name="T1" style:family="text">
      <style:text-properties officeooo:rsid="001d4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aire <text:span text:style-name="T1">(500 charactères max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1:11:32.745642997</meta:creation-date>
    <dc:date>2023-04-20T01:12:15.123341811</dc:date>
    <meta:editing-duration>PT42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1" meta:paragraph-count="1" meta:word-count="5" meta:character-count="29" meta:non-whitespace-character-count="25"/>
  </office:meta>
</office:document-meta>
</file>